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2">
      <style:paragraph-properties text:number-lines="false" text:line-number="0"/>
      <style:text-properties officeooo:paragraph-rsid="00346d5f"/>
    </style:style>
    <style:style style:name="P12" style:family="paragraph" style:parent-style-name="Standard" style:master-page-name="First_20_Page">
      <style:paragraph-properties fo:line-height="150%" fo:text-align="center" style:justify-single-word="false" fo:text-indent="0cm" style:auto-text-indent="false" style:page-number="auto"/>
      <style:text-properties officeooo:paragraph-rsid="001ab1b7"/>
    </style:style>
    <style:style style:name="P13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ab1b7"/>
    </style:style>
    <style:style style:name="P14" style:family="paragraph" style:parent-style-name="Standard">
      <style:paragraph-properties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15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16" style:family="paragraph" style:parent-style-name="Text_20_body">
      <style:text-properties officeooo:rsid="003d7885" officeooo:paragraph-rsid="003d7885"/>
    </style:style>
    <style:style style:name="P17" style:family="paragraph" style:parent-style-name="Text_20_body">
      <style:text-properties officeooo:rsid="003d7885" officeooo:paragraph-rsid="003f47fd"/>
    </style:style>
    <style:style style:name="P18" style:family="paragraph" style:parent-style-name="Text_20_body">
      <style:text-properties officeooo:paragraph-rsid="00428647"/>
    </style:style>
    <style:style style:name="P19" style:family="paragraph" style:parent-style-name="Text_20_body" style:list-style-name="L1">
      <style:text-properties officeooo:paragraph-rsid="00428647"/>
    </style:style>
    <style:style style:name="P20" style:family="paragraph" style:parent-style-name="Text_20_body" style:list-style-name="L1">
      <style:text-properties officeooo:paragraph-rsid="0048e387"/>
    </style:style>
    <style:style style:name="P21" style:family="paragraph" style:parent-style-name="Text_20_body" style:list-style-name="L1">
      <style:text-properties officeooo:paragraph-rsid="004cd55b"/>
    </style:style>
    <style:style style:name="P22" style:family="paragraph" style:parent-style-name="Text_20_body">
      <style:text-properties officeooo:rsid="0045164c" officeooo:paragraph-rsid="0045164c"/>
    </style:style>
    <style:style style:name="P23" style:family="paragraph" style:parent-style-name="Text_20_body">
      <style:text-properties officeooo:rsid="0045164c" officeooo:paragraph-rsid="004a8f6a"/>
    </style:style>
    <style:style style:name="P24" style:family="paragraph" style:parent-style-name="UNNUMED_5f_HEADING">
      <style:paragraph-properties fo:break-before="page"/>
      <style:text-properties officeooo:paragraph-rsid="002761fa"/>
    </style:style>
    <style:style style:name="P25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officeooo:rsid="0044630a"/>
    </style:style>
    <style:style style:name="T22" style:family="text">
      <style:text-properties officeooo:rsid="004673d7"/>
    </style:style>
    <style:style style:name="T23" style:family="text">
      <style:text-properties officeooo:rsid="0047b2a8"/>
    </style:style>
    <style:style style:name="T24" style:family="text">
      <style:text-properties officeooo:rsid="004cd55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1">Министерство науки и высшего образования РФ</text:span></text:p>
      <text:p text:style-name="P13" loext:marker-style-name="T2"><text:span text:style-name="T2">ФГБОУ ВО «БРЯНСКИЙ ГОСУДАРСТВЕННЫЙ<text:line-break/>ТЕХНИЧЕСКИЙ УНИВЕРСИТЕТ»</text:span></text:p>
      <text:p text:style-name="P13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13" loext:marker-style-name="T4"><text:span text:style-name="T4">по дисциплине «Программирование»</text:span></text:p>
      <text:p text:style-name="P13" loext:marker-style-name="T4"><text:span text:style-name="T4">Тема: «Разработка программы «</text:span><text:span text:style-name="T5">2048</text:span><text:span text:style-name="T4">»</text:span></text:p>
      <text:p text:style-name="P13" loext:marker-style-name="T4"><text:span text:style-name="T4">Всего листов </text:span><text:span text:style-name="T6"><text:page-count>9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4-09T22:14:40.796959251">\«09\» апрел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4-09T22:14:40.797592294">\«09\» апреля 2024 г.</text:time></text:p>
      <text:p text:style-name="P14" loext:marker-style-name="T3"><text:span text:style-name="T1">Брянск</text:span> <text:span text:style-name="T3"><text:time style:data-style-name="N10120" text:time-value="2024-04-09T22:14:40.798073206">2024 г.</text:time></text:span></text:p>
      <text:p text:style-name="P1"/>
      <text:h text:style-name="P24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Игровой процесс<text:tab/>5</text:a></text:p>
          <text:p text:style-name="P9"><text:a xlink:type="simple" xlink:href="#__RefHeading___Toc1525_695550217" text:style-name="Index_20_Link" text:visited-style-name="Index_20_Link">1.3. Типовые подходы к решению<text:tab/>5</text:a></text:p>
          <text:p text:style-name="P8"><text:a xlink:type="simple" xlink:href="#__RefHeading___Toc1527_695550217" text:style-name="Index_20_Link" text:visited-style-name="Index_20_Link">2. конструкторская часть<text:tab/>6</text:a></text:p>
          <text:p text:style-name="P9"><text:a xlink:type="simple" xlink:href="#__RefHeading___Toc1529_695550217" text:style-name="Index_20_Link" text:visited-style-name="Index_20_Link">2.1. общая структура проекта<text:tab/>6</text:a></text:p>
          <text:p text:style-name="P9"><text:a xlink:type="simple" xlink:href="#__RefHeading___Toc1531_695550217" text:style-name="Index_20_Link" text:visited-style-name="Index_20_Link">2.2. обобщённый алгоритм программы<text:tab/>6</text:a></text:p>
          <text:p text:style-name="P9"><text:a xlink:type="simple" xlink:href="#__RefHeading___Toc1533_695550217" text:style-name="Index_20_Link" text:visited-style-name="Index_20_Link">2.3. технические решения<text:tab/>6</text:a></text:p>
          <text:p text:style-name="P10"><text:a xlink:type="simple" xlink:href="#__RefHeading___Toc1535_695550217" text:style-name="Index_20_Link" text:visited-style-name="Index_20_Link">2.3.1. заголовочный файл<text:tab/>6</text:a></text:p>
          <text:p text:style-name="P10"><text:a xlink:type="simple" xlink:href="#__RefHeading___Toc1537_695550217" text:style-name="Index_20_Link" text:visited-style-name="Index_20_Link">2.3.2. исходный файл<text:tab/>6</text:a></text:p>
          <text:p text:style-name="P8"><text:a xlink:type="simple" xlink:href="#__RefHeading___Toc1866_695550217" text:style-name="Index_20_Link" text:visited-style-name="Index_20_Link">тестирование<text:tab/>7</text:a></text:p>
          <text:p text:style-name="P8"><text:a xlink:type="simple" xlink:href="#__RefHeading___Toc1539_695550217" text:style-name="Index_20_Link" text:visited-style-name="Index_20_Link">заключение<text:tab/>8</text:a></text:p>
          <text:p text:style-name="P8"><text:a xlink:type="simple" xlink:href="#__RefHeading___Toc1541_695550217" text:style-name="Index_20_Link" text:visited-style-name="Index_20_Link">список литературы<text:tab/>9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7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 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7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 «Развлекательное устройство на базе электронно-лучевой трубки», </text:span><text:span text:style-name="T12">а с 70-х годов видеоигры начали появляться в домах </text:span><text:span text:style-name="T15">игроков</text:span><text:span text:style-name="T12">. <text:s/></text:span></text:p>
      <text:p text:style-name="P16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</text:span> 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11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8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1">по программированию</text:span><text:span text:style-name="T17">. </text:span><text:span text:style-name="T21">При разработке игры её прообразом были игры Th</text:span><text:span text:style-name="T22">r</text:span><text:span text:style-name="T21">ees, «1024», и одноимённая игра, но с другим игровым процессом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4">С самого начала игра была доступна бесплатно, а её исходный код открыт под лицензией MIT на странице разработчика на GitHub [</text:span><text:span text:style-name="T24"><text:bookmark-ref text:reference-format="number-no-superior" text:ref-name="__RefNumPara__2054_2301121523">2</text:bookmark-ref></text:span><text:span text:style-name="T24">]. </text:span></text:p>
      <text:h text:style-name="Heading_20_2" text:outline-level="2"><text:bookmark-start text:name="__RefHeading___Toc1523_695550217"/><text:span text:style-name="T11">И</text:span>гровой процесс<text:bookmark-end text:name="__RefHeading___Toc1523_695550217"/></text:h>
      <text:p text:style-name="P23">В базовой версии игровое поле представляет собой квадрат, состоящий из четырёх клеток в высоту и ширину. Игрок может перемещать плитки в направлении вверх, вниз, влево, вправо. Если в результате переместилась хотя бы одна из них, то на игровом поле появляется одна плитка с номиналом 2 в 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одного номинала, они объединяются в 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3">[</text:span><text:span text:style-name="T23"><text:bookmark-ref text:reference-format="number-no-superior" text:ref-name="__RefNumPara__1947_2301121523">1</text:bookmark-ref></text:span><text:span text:style-name="T23">]</text:span>. </text:p>
      <text:p text:style-name="P23"/>
      <text:h text:style-name="Heading_20_2" text:outline-level="2"><text:bookmark-start text:name="__RefHeading___Toc1525_695550217"/><text:span text:style-name="T11">Т</text:span>иповые подходы к решению<text:bookmark-end text:name="__RefHeading___Toc1525_695550217"/></text:h>
      <text:p text:style-name="P22">Чтобы одержать победу, игрок должен собрать плитку номиналом 2048, но возможность собрать комбинацию большей величины есть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общая структура проекта<text:bookmark-end text:name="__RefHeading___Toc1529_695550217"/></text:h>
      <text:h text:style-name="Heading_20_2" text:outline-level="2"><text:bookmark-start text:name="__RefHeading___Toc1531_695550217"/>обобщённый алгоритм программы<text:bookmark-end text:name="__RefHeading___Toc1531_695550217"/></text:h>
      <text:h text:style-name="Heading_20_2" text:outline-level="2"><text:bookmark-start text:name="__RefHeading___Toc1533_695550217"/>технические решения<text:bookmark-end text:name="__RefHeading___Toc1533_695550217"/></text:h>
      <text:h text:style-name="Heading_20_3" text:outline-level="3"><text:bookmark-start text:name="__RefHeading___Toc1535_695550217"/>з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исходный файл<text:bookmark-end text:name="__RefHeading___Toc1537_695550217"/></text:h>
      <text:h text:style-name="P25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20"><text:a xlink:type="simple" xlink:href="https://www.ripublication.com/aama17/aamav12n1_01.pdf" text:style-name="Internet_20_link" text:visited-style-name="Visited_20_Internet_20_Link"><text:bookmark-start text:name="__RefNumPara__1947_2301121523"/>Bhargavi Goe, Mathematical Analysis of 2048, The Game // Advances in Applied Mathematical Analysis ISSN 0973-5313 Volume 12, Number 1 (2017), pp. 1-7</text:a><text:bookmark-end text:name="__RefNumPara__1947_2301121523"/></text:p>
        </text:list-item>
        <text:list-item>
          <text:p text:style-name="P21"><text:bookmark-start text:name="__RefNumPara__2054_2301121523"/>Gabriele Cirulli, <text:span text:style-name="T24">2048 //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19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Nimbus Roman1" fo:font-family="'Nimbus Roman'" style:font-style-name="Regular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4:44:45.796607653</meta:creation-date>
    <meta:generator>LibreOffice/7.6.6.3$Linux_X86_64 LibreOffice_project/60$Build-3</meta:generator>
    <dc:date>2024-04-09T22:14:40.523046125</dc:date>
    <meta:editing-duration>PT12H6M11S</meta:editing-duration>
    <meta:editing-cycles>50</meta:editing-cycles>
    <meta:document-statistic meta:table-count="0" meta:image-count="0" meta:object-count="0" meta:page-count="9" meta:paragraph-count="57" meta:word-count="541" meta:character-count="3881" meta:non-whitespace-character-count="3402"/>
  </office:meta>
</office:document-meta>
</file>